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dResult.CmdResult( int code , String stdout , String std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dResult.getStdout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dResult.getStd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dResult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dResult.getStd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dResult.getStdErr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